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78533"/>
    </style:style>
    <style:style style:name="P56" style:family="paragraph" style:parent-style-name="Footnote">
      <style:text-properties officeooo:paragraph-rsid="0ead3525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ea9445c"/>
    </style:style>
    <style:style style:name="P69" style:family="paragraph" style:parent-style-name="Footnote">
      <style:text-properties officeooo:paragraph-rsid="0f8ed1b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1" style:family="paragraph" style:parent-style-name="Standard">
      <style:text-properties officeooo:paragraph-rsid="0f9a7319"/>
    </style:style>
    <style:style style:name="P72" style:family="paragraph" style:parent-style-name="Footnote">
      <style:text-properties officeooo:paragraph-rsid="0fa0a8ea"/>
    </style:style>
    <style:style style:name="P73" style:family="paragraph" style:parent-style-name="Standard">
      <style:text-properties officeooo:paragraph-rsid="0fab02b9"/>
    </style:style>
    <style:style style:name="P74" style:family="paragraph" style:parent-style-name="Footnote">
      <style:text-properties officeooo:paragraph-rsid="102291f9"/>
    </style:style>
    <style:style style:name="P75" style:family="paragraph" style:parent-style-name="Standard">
      <style:text-properties officeooo:paragraph-rsid="0fadcf96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style:font-size-asian="12pt" style:font-size-complex="12pt"/>
    </style:style>
    <style:style style:name="T265" style:family="text">
      <style:text-properties style:use-window-font-color="true" loext:opacity="0%" style:font-name="Liberation Sans" officeooo:rsid="0efd8e5c"/>
    </style:style>
    <style:style style:name="T26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officeooo:rsid="04473353"/>
    </style:style>
    <style:style style:name="T26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officeooo:rsid="0aace3cd"/>
    </style:style>
    <style:style style:name="T273" style:family="text">
      <style:text-properties officeooo:rsid="0e5635a7"/>
    </style:style>
    <style:style style:name="T274" style:family="text">
      <style:text-properties officeooo:rsid="0e80285f"/>
    </style:style>
    <style:style style:name="T275" style:family="text">
      <style:text-properties officeooo:rsid="0e838e2a"/>
    </style:style>
    <style:style style:name="T276" style:family="text">
      <style:text-properties officeooo:rsid="0e83c34e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8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officeooo:rsid="0f0ca65a"/>
    </style:style>
    <style:style style:name="T285" style:family="text">
      <style:text-properties officeooo:rsid="0f894f65"/>
    </style:style>
    <style:style style:name="T286" style:family="text">
      <style:text-properties officeooo:rsid="0f95a7a0"/>
    </style:style>
    <style:style style:name="T287" style:family="text">
      <style:text-properties officeooo:rsid="0f8f58bd"/>
    </style:style>
    <style:style style:name="T28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2"><text:user-field-get text:name="Version">22.04</text:user-field-get></text:span></text:span><text:span text:style-name="Strong_20_Emphasis"><text:span text:style-name="T158"><text:s/></text:span></text:span><text:span text:style-name="Strong_20_Emphasis"><text:span text:style-name="T159">LTS</text:span></text:span><text:span text:style-name="Strong_20_Emphasis"><text:span text:style-name="T159"><text:note text:id="ftn1" text:note-class="footnote"><text:note-citation>1</text:note-citation><text:note-body><text:p text:style-name="P69"><text:span text:style-name="T191">LTS</text:span><text:span text:style-name="T199"> </text:span><text:span text:style-name="T200">staat voor</text:span><text:span text:style-name="T198"> </text:span><text:span text:style-name="T191">Long-Term Support, langetermijnondersteuning, </text:span><text:span text:style-name="T201">en </text:span><text:span text:style-name="T202">d</text:span><text:span text:style-name="T201">eze </text:span><text:span text:style-name="Strong_20_Emphasis"><text:span text:style-name="T206"><text:user-field-get text:name="Distro">Ubuntu</text:user-field-get></text:span></text:span><text:span text:style-name="T201"><text:s/></text:span><text:span text:style-name="T207"><text:user-field-get text:name="Version">22.04</text:user-field-get></text:span><text:span text:style-name="T207"><text:s/></text:span><text:span text:style-name="T201">LTS </text:span><text:span text:style-name="Strong_20_Emphasis"><text:span text:style-name="T208"><text:user-field-get text:name="Edition">Server</text:user-field-get></text:span></text:span><text:span text:style-name="T201"><text:s/></text:span><text:span text:style-name="T203">(codenaam </text:span><text:span text:style-name="T205">j</text:span><text:span text:style-name="T277">ammy</text:span><text:span text:style-name="T203">) </text:span><text:span text:style-name="T200">van</text:span><text:span text:style-name="T197"> </text:span><text:span text:style-name="T195">april</text:span><text:span text:style-name="T193"> </text:span><text:span text:style-name="Strong_20_Emphasis"><text:span text:style-name="T85"><text:user-field-get style:data-style-name="N0" text:name="Releaseyear">2022</text:user-field-get></text:span></text:span><text:span text:style-name="T195"><text:s/></text:span><text:span text:style-name="T191">wordt </text:span><text:span text:style-name="T192">vijf</text:span><text:span text:style-name="T191"> jaar onder</text:span><text:span text:style-name="T204">steund</text:span><text:span text:style-name="T196"> </text:span><text:span text:style-name="T191">tot </text:span><text:span text:style-name="T195">april</text:span><text:span text:style-name="T190"> </text:span><text:span text:style-name="T191">202</text:span><text:span text:style-name="T195">7</text:span><text:span text:style-name="T194">.</text:span></text:p></text:note-body></text:note></text:span></text:span><text:span text:style-name="Strong_20_Emphasis"><text:span text:style-name="T160"> </text:span></text:span><text:span text:style-name="Strong_20_Emphasis"><text:span text:style-name="T161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84">ONDERSTREEPTE</text:span></text:span><text:span text:style-name="T1"> </text:span><text:span text:style-name="T15">woorden</text:span><text:span text:style-name="T14"> het</text:span><text:span text:style-name="Strong_20_Emphasis"><text:span text:style-name="T214"> </text:span></text:span><text:span text:style-name="Strong_20_Emphasis"><text:span text:style-name="T215">tekstvak</text:span></text:span><text:span text:style-name="T15"> </text:span><text:span text:style-name="T20">in,</text:span><text:span text:style-name="T15"> </text:span><text:span text:style-name="T234">zie </text:span><text:span text:style-name="T265">[</text:span><text:span text:style-name="T234">toelichting</text:span><text:span text:style-name="T265">]</text:span><text:span text:style-name="T15">:</text:span></text:p>
      <text:p text:style-name="P1"><text:span text:style-name="Definition"><text:span text:style-name="T24">GEBRUIKER</text:span></text:span><text:span text:style-name="T242"><text:tab/><text:tab/></text:span><text:span text:style-name="T264"> <text:tab/><text:tab/></text:span><text:span text:style-name="T243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243"><text:tab/></text:span><text:span text:style-name="T244">[</text:span><text:span text:style-name="T237">volledige naam, bijv. </text:span><text:span text:style-name="T238">J</text:span><text:span text:style-name="T262">a</text:span><text:span text:style-name="T238">n </text:span><text:span text:style-name="T262">Jansen</text:span><text:span text:style-name="T263">]</text:span></text:p>
      <text:p text:style-name="P57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235"><text:tab/></text:span><text:span text:style-name="T8">[</text:span><text:span text:style-name="T7">korte naam, bijv. </text:span><text:span text:style-name="T168">j</text:span><text:span text:style-name="T169">a</text:span><text:span text:style-name="T168">n</text:span><text:span text:style-name="T170">]</text:span></text:p>
      <text:p text:style-name="P3"><text:span text:style-name="Definition"><text:span text:style-name="T285">servernaam</text:span></text:span><text:span text:style-name="T245"><text:tab/><text:tab/><text:tab/></text:span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text:tab/><text:span text:style-name="T250">[</text:span><text:span text:style-name="T246">naam van de </text:span><text:span text:style-name="T251">server</text:span><text:span text:style-name="T247">, </text:span><text:span text:style-name="T248">bijv. </text:span><text:span text:style-name="T251">sv</text:span><text:span text:style-name="T249">02</text:span><text:span text:style-name="T250">]</text:span></text:p>
      <text:p text:style-name="P2"><text:span text:style-name="Definition"><text:span text:style-name="T253">GEBRUIKER</text:span></text:span><text:span text:style-name="T252"><text:tab/><text:tab/></text:span><text:span text:style-name="T264"> <text:tab/><text:tab/></text:span><text:span text:style-name="T243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243"><text:tab/></text:span><text:span text:style-name="T244">[</text:span><text:span text:style-name="T237">volledige naam </text:span><text:span text:style-name="T239">evt. </text:span><text:span text:style-name="T241">extra </text:span><text:span text:style-name="T239">gebruiker</text:span><text:span text:style-name="T240">]</text:span></text:p>
      <text:p text:style-name="P50"><text:span text:style-name="Definition"><text:span text:style-name="T253">GEBRUIKERSN</text:span></text:span><text:span text:style-name="Definition"><text:span text:style-name="T254">aa</text:span></text:span><text:span text:style-name="Definition"><text:span text:style-name="T253">M</text:span></text:span><text:span text:style-name="Definition"><text:span text:style-name="T257"><text:tab/></text:span></text:span><text:span text:style-name="T235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235"><text:tab/></text:span><text:span text:style-name="T256">[</text:span><text:span text:style-name="T255">korte naam</text:span><text:span text:style-name="T258"> </text:span><text:span text:style-name="T259">evt. </text:span><text:span text:style-name="T261">extra </text:span><text:span text:style-name="T259">gebruiker</text:span><text:span text:style-name="T260">]</text:span></text:p>
      <text:p text:style-name="P4"><text:span text:style-name="T171">Vervang </text:span><text:span text:style-name="T175">de</text:span><text:span text:style-name="T171"> </text:span><text:span text:style-name="Definition"><text:span text:style-name="T25">ONDERSTREEPTE</text:span></text:span><text:span text:style-name="T171"> </text:span><text:span text:style-name="T172">woorden </text:span><text:span text:style-name="T171">in deze checklist door </text:span><text:span text:style-name="T175">d</text:span><text:span text:style-name="T176">i</text:span><text:span text:style-name="T175">e </text:span><text:span text:style-name="T174">in </text:span><text:span text:style-name="T176">het</text:span><text:span text:style-name="Strong_20_Emphasis"><text:span text:style-name="T50"> </text:span></text:span><text:span text:style-name="Strong_20_Emphasis"><text:span text:style-name="T62">tekstvak</text:span></text:span><text:span text:style-name="T171">.</text:span></text:p>
      <text:p text:style-name="P36"/>
      <text:p text:style-name="P36"/>
      <text:p text:style-name="P5"><text:span text:style-name="T181">Nieuwe installatie?</text:span><text:span text:style-name="T173"><text:tab/></text:span><text:span text:style-name="T178"></text:span><text:span text:style-name="T180"><text:tab/></text:span><text:span text:style-name="T179">B</text:span><text:span text:style-name="T173">egin bij hoofdstuk </text:span><text:span text:style-name="T181"><text:bookmark-ref text:reference-format="page" text:ref-name="__RefNumPara__4009_1271708128">2</text:bookmark-ref></text:span><text:span text:style-name="T173"><text:s text:c="2"/></text:span><text:span text:style-name="T182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xml:id="list2064177963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6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4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82">gebruiker</text:span></text:span><text:span text:style-name="User_20_Entry"><text:span text:style-name="T119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7" draw:name="Vorm 2" draw:style-name="gr1" draw:text-style-name="P81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3" text:note-class="footnote"><text:note-citation>3</text:note-citation><text:note-body><text:p text:style-name="P56"><text:span text:style-name="T275">Debian-</text:span><text:span text:style-name="T276">p</text:span>akket kz plaatst documenten en scripts van Karel Zimmer <text:span text:style-name="T274">(zie 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4"/></text:span></text:p>
          </table:table-cell>
          <table:table-cell table:style-name="_31_._5f_Installatie_5f_voorbereiden.D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44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7"><draw:control text:anchor-type="as-char" draw:z-index="18" draw:name="Vorm 7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43"><text:span text:style-name="Strong_20_Emphasis"><text:span text:style-name="T4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4"/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65">Selecteer</text:span></text:span><text:span text:style-name="Strong_20_Emphasis"><text:span text:style-name="T48"> </text:span></text:span><text:span text:style-name="Strong_20_Emphasis"><text:span text:style-name="T74">1 - Installatie voorbereide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8"/>
      <text:list xml:id="list123216432511219" text:continue-numbering="true" text:style-name="L1">
        <text:list-item>
          <text:p text:style-name="P78"><text:bookmark-start text:name="__RefNumPara__4009_1271708128"/><text:span text:style-name="Strong_20_Emphasis"><text:span text:style-name="T18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185">Start de computer op vanaf</text:span><text:span text:style-name="T185"><text:note text:id="ftn4" text:note-class="footnote"><text:note-citation>1</text:note-citation><text:note-body><text:p text:style-name="P74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288">E</text:span></text:span><text:span text:style-name="Definition"><text:span text:style-name="T278">sc</text:span></text:span><text:span text:style-name="Definition"><text:span text:style-name="T144">, </text:span></text:span><text:span text:style-name="Definition"><text:span text:style-name="T279">D</text:span></text:span><text:span text:style-name="Definition"><text:span text:style-name="T278">elete</text:span></text:span><text:span text:style-name="Definition"><text:span text:style-name="T144">, </text:span></text:span><text:span text:style-name="Definition"><text:span text:style-name="T279">F</text:span></text:span><text:span text:style-name="Definition"><text:span text:style-name="T278">1</text:span></text:span><text:span text:style-name="Definition"><text:span text:style-name="T144">, </text:span></text:span><text:span text:style-name="Definition"><text:span text:style-name="T278">F2</text:span></text:span><text:span text:style-name="Definition"><text:span text:style-name="T144">, </text:span></text:span><text:span text:style-name="Definition"><text:span text:style-name="T279">F9, </text:span></text:span><text:span text:style-name="Definition"><text:span text:style-name="T280">F10, F11, </text:span></text:span><text:span text:style-name="Definition"><text:span text:style-name="T281">of</text:span></text:span><text:span text:style-name="Definition"><text:span text:style-name="T280"> </text:span></text:span><text:span text:style-name="Definition"><text:span text:style-name="T279">F12</text:span></text:span><text:span text:style-name="T141">.</text:span></text:p></text:note-body></text:note></text:span><text:span text:style-name="T185"> </text:span><text:span text:style-name="T188">een </text:span><text:span text:style-name="Strong_20_Emphasis"><text:span text:style-name="T166"><text:user-field-get text:name="Distro">Ubuntu</text:user-field-get></text:span></text:span><text:span text:style-name="T184"><text:s/></text:span><text:span text:style-name="T167"><text:user-field-get text:name="Version">22.04</text:user-field-get></text:span><text:span text:style-name="T79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72"><text:span text:style-name="T268">Vanaf een </text:span><text:span text:style-name="T286">L</text:span><text:span text:style-name="T268">ive </text:span><text:span text:style-name="T287">USB</text:span><text:span text:style-name="T272">-stick </text:span><text:span text:style-name="T273">(</text:span><text:span text:style-name="T272">of </text:span><text:span text:style-name="T287">DVD</text:span><text:span text:style-name="T273">)</text:span><text:span text:style-name="T22"> </text:span><text:span text:style-name="T268">kunt u opstarten en </text:span><text:span text:style-name="T16">met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8">werken zonder enige bestanden op de harde schijf te wijzigen en maakt ook installatie van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<text:span text:style-name="T268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5"><text:span text:style-name="Strong_20_Emphasis"><text:span text:style-name="T114">In een grafische werkomgeving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88">cd</text:span></text:span><text:span text:style-name="Strong_20_Emphasis"><text:span text:style-name="T115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nl.releases.ubuntu.com/" text:style-name="Internet_20_link" text:visited-style-name="Visited_20_Internet_20_Link"><text:span text:style-name="Strong_20_Emphasis"><text:span text:style-name="T270">nl.releases.ubuntu.com</text:span></text:span></text:a><text:span text:style-name="Strong_20_Emphasis"><text:span text:style-name="T89">, </text:span></text:span><text:span text:style-name="Strong_20_Emphasis"><text:span text:style-name="T91">klik op</text:span></text:span><text:span text:style-name="Strong_20_Emphasis"><text:span text:style-name="T92"> </text:span></text:span><text:span text:style-name="Strong_20_Emphasis"><text:span text:style-name="T122">Ubuntu 2</text:span></text:span><text:span text:style-name="Strong_20_Emphasis"><text:span text:style-name="T123">2</text:span></text:span><text:span text:style-name="Strong_20_Emphasis"><text:span text:style-name="T122">.04... LTS (Jammy Jellyfish)</text:span></text:span><text:span text:style-name="Strong_20_Emphasis"><text:span text:style-name="T92">, </text:span></text:span><text:span text:style-name="Strong_20_Emphasis"><text:span text:style-name="T93">en </text:span></text:span><text:span text:style-name="Strong_20_Emphasis"><text:span text:style-name="T91">klik </text:span></text:span><text:span text:style-name="Strong_20_Emphasis"><text:span text:style-name="T93">vervolgens </text:span></text:span><text:span text:style-name="Strong_20_Emphasis"><text:span text:style-name="T94">achter</text:span></text:span><text:span text:style-name="Strong_20_Emphasis"><text:span text:style-name="T93"> </text:span></text:span><text:span text:style-name="Strong_20_Emphasis"><text:span text:style-name="T128">Server install</text:span></text:span><text:span text:style-name="Strong_20_Emphasis"><text:span text:style-name="T124"> image</text:span></text:span><text:span text:style-name="Strong_20_Emphasis"><text:span text:style-name="T93"> </text:span></text:span><text:span text:style-name="Strong_20_Emphasis"><text:span text:style-name="T94">op </text:span></text:span><text:span text:style-name="Strong_20_Emphasis"><text:span text:style-name="T120">64-bit PC (AMD64) </text:span></text:span><text:span text:style-name="Strong_20_Emphasis"><text:span text:style-name="T121">server install</text:span></text:span><text:span text:style-name="Strong_20_Emphasis"><text:span text:style-name="T120"> image</text:span></text:span><text:span text:style-name="Strong_20_Emphasis"><text:span text:style-name="T118">.</text:span></text:span><text:span text:style-name="Strong_20_Emphasis"><text:span text:style-name="T93"><text:line-break/></text:span></text:span><text:span text:style-name="Strong_20_Emphasis"><text:span text:style-name="T91">P</text:span></text:span><text:span text:style-name="Strong_20_Emphasis"><text:span text:style-name="T86">laats </text:span></text:span><text:span text:style-name="Strong_20_Emphasis"><text:span text:style-name="T87">een </text:span></text:span><text:span text:style-name="Strong_20_Emphasis"><text:span text:style-name="T88">usb</text:span></text:span><text:span text:style-name="Strong_20_Emphasis"><text:span text:style-name="T87">-stick </text:span></text:span><text:span text:style-name="Strong_20_Emphasis"><text:span text:style-name="T116">va</text:span></text:span><text:span text:style-name="Strong_20_Emphasis"><text:span text:style-name="T95">n </text:span></text:span><text:span text:style-name="Strong_20_Emphasis"><text:span text:style-name="T96">min</text:span></text:span><text:span text:style-name="Strong_20_Emphasis"><text:span text:style-name="T97">imaal</text:span></text:span><text:span text:style-name="Strong_20_Emphasis"><text:span text:style-name="T96"> </text:span></text:span><text:span text:style-name="Strong_20_Emphasis"><text:span text:style-name="T98">4</text:span></text:span><text:span text:style-name="Strong_20_Emphasis"><text:span text:style-name="T96"> GB. <text:line-break/></text:span></text:span><text:span text:style-name="Strong_20_Emphasis"><text:span text:style-name="T117">Zoek</text:span></text:span><text:span text:style-name="Strong_20_Emphasis"><text:span text:style-name="T96"> </text:span></text:span><text:span text:style-name="Strong_20_Emphasis"><text:span text:style-name="T125">s</text:span></text:span><text:span text:style-name="Strong_20_Emphasis"><text:span text:style-name="T126">ch</text:span></text:span><text:span text:style-name="Strong_20_Emphasis"><text:span text:style-name="T96"> en klik op het pictogram van</text:span></text:span><text:span text:style-name="Strong_20_Emphasis"><text:span text:style-name="T99"> </text:span></text:span><text:span text:style-name="Strong_20_Emphasis"><text:span text:style-name="T129">Schijven</text:span></text:span><text:span text:style-name="Strong_20_Emphasis"><text:span text:style-name="T100">. Selecteer de </text:span></text:span><text:span text:style-name="Strong_20_Emphasis"><text:span text:style-name="T101">usb</text:span></text:span><text:span text:style-name="Strong_20_Emphasis"><text:span text:style-name="T100">-stick in de lijst van schijven aan de linkerkant en klik rechtsboven op </text:span></text:span><text:span text:style-name="Strong_20_Emphasis"><text:span text:style-name="T127">Schijfinstellingen</text:span></text:span><text:span text:style-name="Strong_20_Emphasis"><text:span text:style-name="T100"> </text:span></text:span><text:span text:style-name="Strong_20_Emphasis"><text:span text:style-name="T127">⋮</text:span></text:span><text:span text:style-name="Strong_20_Emphasis"><text:span text:style-name="T100"> (icoontje met de drie puntjes).</text:span></text:span></text:p><text:p text:style-name="P52"><text:span text:style-name="Strong_20_Emphasis"><text:span text:style-name="T100"><text:tab/>Kies </text:span></text:span><text:span text:style-name="Strong_20_Emphasis"><text:span text:style-name="T127">Schijfkopie terugzetten</text:span></text:span><text:span text:style-name="Strong_20_Emphasis"><text:span text:style-name="T100"> en selecteer </text:span></text:span><text:span text:style-name="Strong_20_Emphasis"><text:span text:style-name="T102">het net</text:span></text:span><text:span text:style-name="Strong_20_Emphasis"><text:span text:style-name="T103"> gedownloade </text:span></text:span><text:span text:style-name="Strong_20_Emphasis"><text:span text:style-name="T104">cd</text:span></text:span><text:span text:style-name="T17">-beeldbestand </text:span><text:span text:style-name="T18">(.iso)</text:span><text:span text:style-name="Strong_20_Emphasis"><text:span text:style-name="T103">.</text:span></text:span></text:p><text:p text:style-name="P54"><text:span text:style-name="Strong_20_Emphasis"><text:span text:style-name="T100"><text:tab/>Klik op </text:span></text:span><text:span text:style-name="Strong_20_Emphasis"><text:span text:style-name="T127">Terugzetten starten</text:span></text:span><text:span text:style-name="Strong_20_Emphasis"><text:span text:style-name="T100"> en vervolgens op </text:span></text:span><text:span text:style-name="Strong_20_Emphasis"><text:span text:style-name="T127">Terugzetten</text:span></text:span><text:span text:style-name="Strong_20_Emphasis"><text:span text:style-name="T105">.<text:line-break/></text:span></text:span><text:span text:style-name="Strong_20_Emphasis"><text:span text:style-name="T106">O</text:span></text:span><text:span text:style-name="Strong_20_Emphasis"><text:span text:style-name="T87">f </text:span></text:span><text:span text:style-name="Strong_20_Emphasis"><text:span text:style-name="T107">gebruik </text:span></text:span><text:span text:style-name="Strong_20_Emphasis"><text:span text:style-name="T108">het programma </text:span></text:span><text:span text:style-name="Strong_20_Emphasis"><text:span text:style-name="T130">Etche</text:span></text:span><text:span text:style-name="Strong_20_Emphasis"><text:span text:style-name="T131">r</text:span></text:span><text:span text:style-name="Strong_20_Emphasis"><text:span text:style-name="T108">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71">etcher.io</text:span></text:span></text:a><text:span text:style-name="Strong_20_Emphasis"><text:span text:style-name="T109">) </text:span></text:span><text:span text:style-name="Strong_20_Emphasis"><text:span text:style-name="T110">dat </text:span></text:span><text:span text:style-name="Strong_20_Emphasis"><text:span text:style-name="T87">beschikbaar </text:span></text:span><text:span text:style-name="Strong_20_Emphasis"><text:span text:style-name="T110">is </text:span></text:span><text:span text:style-name="Strong_20_Emphasis"><text:span text:style-name="T87">voor </text:span></text:span><text:span text:style-name="Strong_20_Emphasis"><text:span text:style-name="T100">Windows, </text:span></text:span><text:span text:style-name="Strong_20_Emphasis"><text:span text:style-name="T111">mac</text:span></text:span><text:span text:style-name="Strong_20_Emphasis"><text:span text:style-name="T112">OS</text:span></text:span><text:span text:style-name="Strong_20_Emphasis"><text:span text:style-name="T108">, </text:span></text:span><text:span text:style-name="Strong_20_Emphasis"><text:span text:style-name="T109">en </text:span></text:span><text:span text:style-name="Strong_20_Emphasis"><text:span text:style-name="T108">Linux</text:span></text:span><text:span text:style-name="Strong_20_Emphasis"><text:span text:style-name="T113">.</text:span></text:span></text:p></text:note-body></text:note></text:span><text:span text:style-name="T79"> </text:span><text:span text:style-name="T81">of </text:span><text:span text:style-name="T82">DVD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4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5">Selecteer</text:span></text:span><text:span text:style-name="Strong_20_Emphasis"><text:span text:style-name="T41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4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83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6">Kies</text:span><text:span text:style-name="T187"> </text:span><text:span text:style-name="T189">Nederlands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4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5">Bij</text:span><text:span text:style-name="T217"> </text:span><text:span text:style-name="Strong_20_Emphasis"><text:span text:style-name="T223">Profile setup</text:span></text:span><text:span text:style-name="T217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14"><text:span text:style-name="T222">V</text:span><text:span text:style-name="T218">ul </text:span><text:span text:style-name="T219">in </text:span><text:span text:style-name="Strong_20_Emphasis"><text:span text:style-name="T223">Your</text:span></text:span><text:span text:style-name="Strong_20_Emphasis"><text:span text:style-name="T220"> n</text:span></text:span><text:span text:style-name="Strong_20_Emphasis"><text:span text:style-name="T221">a</text:span></text:span><text:span text:style-name="Strong_20_Emphasis"><text:span text:style-name="T223">me</text:span></text:span><text:span text:style-name="Strong_20_Emphasis"><text:span text:style-name="T210"> </text:span></text:span><text:span text:style-name="Definition"><text:span text:style-name="T4">gebruiker</text:span></text:span><text:span text:style-name="Strong_20_Emphasis"><text:span text:style-name="T211">, <text:line-break/></text:span></text:span><text:span text:style-name="Strong_20_Emphasis"><text:span text:style-name="T223">Your server</text:span></text:span><text:span text:style-name="Strong_20_Emphasis"><text:span text:style-name="T226">'</text:span></text:span><text:span text:style-name="Strong_20_Emphasis"><text:span text:style-name="T227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0">,<text:line-break/></text:span></text:span><text:span text:style-name="Strong_20_Emphasis"><text:span text:style-name="T224">Pick a username</text:span></text:span><text:span text:style-name="Strong_20_Emphasis"><text:span text:style-name="T210"> </text:span></text:span><text:span text:style-name="Definition"><text:span text:style-name="T4">gebruikersnaam</text:span></text:span><text:span text:style-name="Strong_20_Emphasis"><text:span text:style-name="T210">, </text:span></text:span><text:span text:style-name="Strong_20_Emphasis"><text:span text:style-name="T213">en</text:span></text:span><text:span text:style-name="Strong_20_Emphasis"><text:span text:style-name="T210"><text:line-break/></text:span></text:span><text:span text:style-name="Strong_20_Emphasis"><text:span text:style-name="T212">g</text:span></text:span><text:span text:style-name="Strong_20_Emphasis"><text:span text:style-name="T209">eef tweemaal een </text:span></text:span><text:span text:style-name="Strong_20_Emphasis"><text:span text:style-name="T216">wachtwoord</text:span></text:span><text:span text:style-name="Strong_20_Emphasis"><text:span text:style-name="T209">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23216815788435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8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7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7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8"><text:span text:style-name="Strong_20_Emphasis"><text:span text:style-name="T44">Installeer </text:span></text:span><text:span text:style-name="Strong_20_Emphasis"><text:span text:style-name="T61">pakket kz</text:span></text:span><text:span text:style-name="Strong_20_Emphasis"><text:span text:style-name="T61"><text:note text:id="ftn7" text:note-class="footnote"><text:note-citation>1</text:note-citation><text:note-body><text:p text:style-name="P53"><text:span text:style-name="T275">Debian-p</text:span>akket kz plaatst documenten en scripts van Karel Zimmer <text:span text:style-name="T274">(zie 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71"><text:span text:style-name="T5">Typ </text:span><text:span text:style-name="Strong_20_Emphasis"><text:span text:style-name="T46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46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8"><text:span text:style-name="Strong_20_Emphasis"><text:span text:style-name="T53">Rond de</text:span></text:span><text:span text:style-name="Strong_20_Emphasis"><text:span text:style-name="T54"> installatie </text:span></text:span><text:span text:style-name="Strong_20_Emphasis"><text:span text:style-name="T53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4"/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5">3 - Installatie afrond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8"><text:span text:style-name="Strong_20_Emphasis"><text:span text:style-name="T40"><text:tab/></text:span></text:span></text:p>
      <text:p text:style-name="P39"><text:span text:style-name="Strong_20_Emphasis"><text:span text:style-name="T52"/></text:span></text:p>
      <text:p text:style-name="P40"><text:span text:style-name="Strong_20_Emphasis"><text:span text:style-name="T48"/></text:span></text:p>
      <text:list xml:id="list123216829310718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7"><draw:control text:anchor-type="as-char" draw:z-index="19" draw:name="Vorm40_ 1" draw:style-name="gr1" draw:text-style-name="P81" svg:width="0.35cm" svg:height="0.35cm" draw:control="control20"/></text:span></text:span></text:p>
          </table:table-cell>
          <table:table-cell table:style-name="Tabel2.D1" office:value-type="string">
            <text:p text:style-name="P18"><text:span text:style-name="Strong_20_Emphasis"><text:span text:style-name="T40">Aanmelden als </text:span></text:span><text:span text:style-name="Definition"><text:span text:style-name="T9">gebruiker</text:span></text:span><text:span text:style-name="Strong_20_Emphasis"><text:span text:style-name="T55"><text:note text:id="ftn8" text:note-class="footnote"><text:note-citation>1</text:note-citation><text:note-body><text:p text:style-name="P49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83">gebruiker</text:span></text:span><text:span text:style-name="User_20_Entry"><text:span text:style-name="T146">s</text:span></text:span><text:span text:style-name="User_20_Entry"><text:span text:style-name="T147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67"><draw:control text:anchor-type="as-char" draw:z-index="20" draw:name="Vorm40_ 2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17"><text:span text:style-name="Strong_20_Emphasis"><text:span text:style-name="T56">R</text:span></text:span><text:span text:style-name="Strong_20_Emphasis"><text:span text:style-name="T57">icht </text:span></text:span><text:span text:style-name="Strong_20_Emphasis"><text:span text:style-name="T58">de </text:span></text:span><text:span text:style-name="Strong_20_Emphasis"><text:span text:style-name="T63">gebruiker</text:span></text:span><text:span text:style-name="Strong_20_Emphasis"><text:span text:style-name="T57"> </text:span></text:span><text:span text:style-name="Strong_20_Emphasis"><text:span text:style-name="T59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1"><text:span text:style-name="Strong_20_Emphasis"><text:span text:style-name="T64">Typ </text:span></text:span><text:span text:style-name="Strong_20_Emphasis"><text:span text:style-name="T46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6">'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3"><text:span text:style-name="Strong_20_Emphasis"><text:span text:style-name="T65">Selecteer</text:span></text:span><text:span text:style-name="Strong_20_Emphasis"><text:span text:style-name="T51"> </text:span></text:span><text:span text:style-name="Strong_20_Emphasis"><text:span text:style-name="T76">4 - Gebruiker inricht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6"><text:span text:style-name="Strong_20_Emphasis"><text:span text:style-name="T60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4"><text:user-field-get text:name="Distro">Ubuntu</text:user-field-get></text:span></text:span><text:span text:style-name="T152"><text:s/></text:span><text:span text:style-name="T153"><text:user-field-get text:name="Version">22.04</text:user-field-get></text:span><text:span text:style-name="Strong_20_Emphasis"><text:span text:style-name="T165"><text:s/></text:span></text:span><text:span text:style-name="Strong_20_Emphasis"><text:span text:style-name="T163">LTS</text:span></text:span><text:span text:style-name="T38"> 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50">is voltooid.</text:span></text:p>
      <text:p text:style-name="P11"/>
      <text:p text:style-name="P6"><text:span text:style-name="Emphasis"><text:span text:style-name="T231">Geschreven </text:span></text:span><text:span text:style-name="Emphasis"><text:span text:style-name="T229">d</text:span></text:span><text:span text:style-name="Emphasis"><text:span text:style-name="T23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2">Karel Zimmer</text:span></text:span></text:a><text:span text:style-name="Emphasis"><text:span text:style-name="T23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3">CC0 1.0 Universeel</text:span></text:span></text:a><text:span text:style-name="Emphasis"><text:span text:style-name="T231">,</text:span></text:span><text:span text:style-name="Emphasis"><text:span text:style-name="T228"> </text:span></text:span><text:span text:style-name="Strong_20_Emphasis"><text:span text:style-name="T48"><text:user-field-get style:data-style-name="N0" text:name="Releaseyear">2022</text:user-field-get></text:span></text:span><text:span text:style-name="Emphasis"><text:span text:style-name="T230">-</text:span></text:span><text:span text:style-name="Emphasis"><text:span text:style-name="T230"><text:date style:data-style-name="N10107" text:date-value="2023-08-13T12:32:14.693648270">2023</text:date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3T12:32:14.423877554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2:14.227731247</dc:date>
    <meta:keyword>Installatie</meta:keyword>
    <meta:keyword>Checklist</meta:keyword>
    <meta:keyword>Linux</meta:keyword>
    <meta:editing-cycles>6746</meta:editing-cycles>
    <meta:editing-duration>P11DT21H44M55S</meta:editing-duration>
    <dc:creator>Karel Zimmer</dc:creator>
    <meta:document-statistic meta:table-count="4" meta:image-count="0" meta:object-count="0" meta:page-count="4" meta:paragraph-count="71" meta:word-count="484" meta:character-count="3329" meta:non-whitespace-character-count="2880"/>
    <meta:user-defined meta:name="Info 1"/>
    <meta:user-defined meta:name="Info 2"/>
    <meta:user-defined meta:name="Info 3"/>
    <meta:user-defined meta:name="Info 4"/>
  </office:meta>
</office:document-meta>
</file>